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roxima Nova" svg:font-family="'Proxima Nova'"/>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388cm" fo:margin-top="0cm" fo:margin-bottom="0cm" fo:line-height="150%" fo:text-align="start" fo:text-indent="0cm" style:writing-mode="lr-tb"/>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Proxima Nova" fo:font-size="48pt" fo:letter-spacing="normal" fo:font-style="normal" style:text-underline-style="none" fo:font-weight="normal" style:font-name-asian="Proxima Nova" style:font-size-asian="48pt" style:font-style-asian="normal" style:font-weight-asian="normal" style:font-name-complex="Proxima Nova" style:font-size-complex="48pt" style:font-style-complex="normal" style:font-weight-complex="normal"/>
    </style:style>
    <style:style style:name="T2" style:family="text">
      <style:text-properties fo:font-variant="normal" fo:text-transform="none" fo:color="#202729" style:text-line-through-style="none" style:text-line-through-type="none" style:text-position="0% 100%" style:font-name="Proxima Nova" fo:font-size="28pt" fo:letter-spacing="normal" fo:font-style="normal" style:text-underline-style="none" fo:font-weight="normal" style:font-name-asian="Proxima Nova" style:font-size-asian="28pt" style:font-style-asian="normal" style:font-weight-asian="normal" style:font-name-complex="Proxima Nova"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fo:color="#616161"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5" style:family="text">
      <style:text-properties fo:font-variant="normal" fo:text-transform="none" fo:color="#2e2e2e" style:text-line-through-style="none" style:text-line-through-type="none" style:text-position="0% 100%" style:font-name="Proxima Nova" fo:font-size="11pt" fo:letter-spacing="normal" fo:font-style="normal" style:text-underline-style="none" fo:font-weight="normal" style:font-name-asian="Proxima Nova" style:font-size-asian="11pt" style:font-style-asian="normal" style:font-weight-asian="normal" style:font-name-complex="Proxima Nova"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Proxima Nova" fo:font-size="12pt" fo:letter-spacing="normal" fo:font-style="normal" style:text-underline-style="none" fo:font-weight="bold" style:font-name-asian="Proxima Nova" style:font-size-asian="12pt" style:font-style-asian="normal" style:font-weight-asian="bold" style:font-name-complex="Proxima Nova"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Proxima Nova" fo:font-size="11pt" fo:letter-spacing="normal" fo:font-style="normal" style:text-underline-style="none" fo:font-weight="normal" style:font-name-asian="Proxima Nova" style:font-size-asian="11pt" style:font-style-asian="normal" style:font-weight-asian="normal" style:font-name-complex="Proxima Nova" style:font-size-complex="11pt" style:font-style-complex="normal" style:font-weight-complex="normal"/>
    </style:style>
    <style:style style:name="T8" style:family="text">
      <style:text-properties fo:font-variant="normal" fo:text-transform="none" fo:color="#ff5252" style:text-line-through-style="none" style:text-line-through-type="none" style:text-position="0% 100%" style:font-name="Roboto" fo:font-size="11pt" fo:letter-spacing="normal" fo:font-style="normal" style:text-underline-style="solid" style:text-underline-width="auto" style:text-underline-color="font-color" fo:font-weight="normal" style:font-name-asian="Roboto" style:font-size-asian="11pt" style:font-style-asian="normal" style:font-weight-asian="normal" style:font-name-complex="Roboto"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10" style:family="text">
      <style:text-properties fo:font-variant="normal" fo:text-transform="none" fo:color="#333333"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1" style:family="text">
      <style:text-properties fo:font-variant="normal" fo:text-transform="none" fo:color="#333333"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12" style:family="text">
      <style:text-properties fo:font-variant="normal" fo:text-transform="none" fo:color="#616161" style:text-line-through-style="none" style:text-line-through-type="none" style:text-position="0% 100%" style:font-name="Proxima Nova" fo:font-size="11pt" fo:letter-spacing="normal" fo:font-style="normal" style:text-underline-style="none" fo:font-weight="normal" style:font-name-asian="Proxima Nova" style:font-size-asian="11pt" style:font-style-asian="normal" style:font-weight-asian="normal" style:font-name-complex="Proxima Nova"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Proxima Nova" fo:color="#6161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5.531cm" text:min-label-width="0.819cm"/>
        <style:text-properties fo:color="#2e2e2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9;p13" presentation:style-name="pr1" draw:text-style-name="P2" draw:layer="layout" svg:width="23.667cm" svg:height="8.035cm" svg:x="0.866cm" svg:y="2.705cm" presentation:class="subtitle" presentation:user-transformed="true">
          <draw:text-box>
            <text:p text:style-name="P1"><text:span text:style-name="T1">Stitch quality checking at needle point</text:span></text:p>
          </draw:text-box>
        </draw:frame>
        <presentation:notes draw:style-name="dp2">
          <draw:page-thumbnail draw:name="Google Shape;56;p:notes" draw:style-name="gr1" draw:layer="layout" svg:width="16.933cm" svg:height="9.524cm" svg:x="1.059cm" svg:y="1.905cm" draw:page-number="1" presentation:class="page"/>
          <draw:frame draw:name="Google Shape;57;p:notes" presentation:style-name="pr2" draw:text-style-name="P3" draw:layer="layout" svg:width="15.239cm" svg:height="11.429cm" svg:x="1.905cm" svg:y="12.065cm" presentation:class="notes" presentation:placeholder="true" presentation:user-transformed="true">
            <draw:text-box/>
          </draw:frame>
        </presentation:notes>
      </draw:page>
      <draw:page draw:name="Application scenario" draw:style-name="dp1" draw:master-page-name="TITLE_5f_AND_5f_BODY" presentation:presentation-page-layout-name="AL2T1">
        <draw:frame draw:name="Google Shape;64;p14" presentation:style-name="pr3" draw:text-style-name="P5" draw:layer="layout" svg:width="23.667cm" svg:height="1.59cm" svg:x="0.866cm" svg:y="1.236cm" presentation:class="title" presentation:user-transformed="true">
          <draw:text-box>
            <text:p text:style-name="P4"><text:span text:style-name="T2">Application scenario</text:span></text:p>
          </draw:text-box>
        </draw:frame>
        <draw:frame draw:name="Google Shape;65;p14" presentation:style-name="pr4" draw:text-style-name="P7" draw:layer="layout" svg:width="23.667cm" svg:height="10.182cm" svg:x="0.866cm" svg:y="3.201cm" presentation:class="outline" presentation:user-transformed="true">
          <draw:text-box>
            <text:list text:style-name="L2">
              <text:list-item>
                <text:p text:style-name="P6"><text:span text:style-name="T3">Computer vision based solution <text:s/>to automate the process of checking the quality of the stitches according to the standards</text:span></text:p>
              </text:list-item>
              <text:list-item>
                <text:p text:style-name="P6"><text:span text:style-name="T3">Detect stitch quality as early as possible, that is at needle point of the sewing machine. </text:span></text:p>
              </text:list-item>
              <text:list-item>
                <text:p text:style-name="P6"><text:span text:style-name="T3">If quality of the stitch is low, it should be notified to the team member who is using this machine</text:span></text:p>
              </text:list-item>
            </text:list>
          </draw:text-box>
        </draw:frame>
        <presentation:notes draw:style-name="dp2">
          <draw:page-thumbnail draw:name="Google Shape;61;g4e52d35ab6_0_0:notes" draw:style-name="gr1" draw:layer="layout" svg:width="16.932cm" svg:height="9.524cm" svg:x="1.059cm" svg:y="1.905cm" draw:page-number="2" presentation:class="page"/>
          <draw:frame draw:name="Google Shape;62;g4e52d35ab6_0_0:notes" presentation:style-name="pr5" draw:text-style-name="P3" draw:layer="layout" svg:width="15.239cm" svg:height="11.429cm" svg:x="1.905cm" svg:y="12.065cm" presentation:class="notes" presentation:placeholder="true" presentation:user-transformed="true">
            <draw:text-box/>
          </draw:frame>
        </presentation:notes>
      </draw:page>
      <draw:page draw:name="Define problem" draw:style-name="dp1" draw:master-page-name="TITLE_5f_AND_5f_BODY" presentation:presentation-page-layout-name="AL2T1">
        <draw:frame draw:name="Google Shape;70;p15" presentation:style-name="pr3" draw:text-style-name="P5" draw:layer="layout" svg:width="23.667cm" svg:height="1.59cm" svg:x="0.866cm" svg:y="1.236cm" presentation:class="title" presentation:user-transformed="true">
          <draw:text-box>
            <text:p text:style-name="P4"><text:span text:style-name="T2">Define problem</text:span></text:p>
          </draw:text-box>
        </draw:frame>
        <draw:frame draw:name="Google Shape;71;p15" presentation:style-name="pr4" draw:text-style-name="P7" draw:layer="layout" svg:width="23.667cm" svg:height="9.489cm" svg:x="0.866cm" svg:y="3.201cm" presentation:class="outline" presentation:user-transformed="true">
          <draw:text-box>
            <text:list text:style-name="L3">
              <text:list-item>
                <text:p text:style-name="P8"><text:span text:style-name="T4">Identify the key types of defects used to measure quality of the stitches.</text:span></text:p>
              </text:list-item>
            </text:list>
            <text:list text:style-name="L4">
              <text:list-item>
                <text:p text:style-name="P9"><text:span text:style-name="T5">Slipped or skipped stitch</text:span></text:p>
              </text:list-item>
              <text:list-item>
                <text:p text:style-name="P9"><text:span text:style-name="T5">Staggered stitch</text:span></text:p>
              </text:list-item>
              <text:list-item>
                <text:p text:style-name="P9"><text:span text:style-name="T5">Unbalance stitch</text:span></text:p>
              </text:list-item>
              <text:list-item>
                <text:p text:style-name="P9"><text:span text:style-name="T5">Variable stitch</text:span></text:p>
              </text:list-item>
              <text:list-item>
                <text:p text:style-name="P9"><text:span text:style-name="T5">Thread breakage etc.</text:span></text:p>
              </text:list-item>
            </text:list>
            <text:list text:style-name="L3">
              <text:list-item>
                <text:p text:style-name="P8"><text:span text:style-name="T4">Build a machine learning model to detect the defects of a given cloth.</text:span></text:p>
              </text:list-item>
              <text:list-item>
                <text:p text:style-name="P8"><text:span text:style-name="T4">Train the model.</text:span></text:p>
              </text:list-item>
              <text:list-item>
                <text:p text:style-name="P8"><text:span text:style-name="T4">Implement the system with a raspberry pie and a camera.</text:span></text:p>
              </text:list-item>
              <text:list-item>
                <text:p text:style-name="P8"><text:span text:style-name="T4">Build the method to notify the team member</text:span></text:p>
              </text:list-item>
            </text:list>
          </draw:text-box>
        </draw:frame>
        <presentation:notes draw:style-name="dp2">
          <draw:page-thumbnail draw:name="Google Shape;67;g4e52d35ab6_0_6:notes" draw:style-name="gr1" draw:layer="layout" svg:width="16.932cm" svg:height="9.524cm" svg:x="1.059cm" svg:y="1.905cm" draw:page-number="3" presentation:class="page"/>
          <draw:frame draw:name="Google Shape;68;g4e52d35ab6_0_6:notes" presentation:style-name="pr6" draw:text-style-name="P3" draw:layer="layout" svg:width="15.239cm" svg:height="11.429cm" svg:x="1.905cm" svg:y="12.065cm" presentation:class="notes" presentation:placeholder="true" presentation:user-transformed="true">
            <draw:text-box/>
          </draw:frame>
        </presentation:notes>
      </draw:page>
      <draw:page draw:name="Existing solutions&#10;" draw:style-name="dp1" draw:master-page-name="TITLE_5f_AND_5f_BODY" presentation:presentation-page-layout-name="AL2T1">
        <draw:frame draw:name="Google Shape;76;p16" presentation:style-name="pr3" draw:text-style-name="P5" draw:layer="layout" svg:width="23.667cm" svg:height="1.59cm" svg:x="0.866cm" svg:y="0.535cm" presentation:class="title" presentation:user-transformed="true">
          <draw:text-box>
            <text:p text:style-name="P4"><text:span text:style-name="T2">Existing solutions</text:span><text:span text:style-name="T2"><text:line-break/></text:span><text:span text:style-name="T2"/></text:p>
          </draw:text-box>
        </draw:frame>
        <draw:frame draw:name="Google Shape;77;p16" presentation:style-name="pr4" draw:text-style-name="P7" draw:layer="layout" svg:width="23.667cm" svg:height="11.881cm" svg:x="0.866cm" svg:y="2.126cm" presentation:class="outline" presentation:user-transformed="true">
          <draw:text-box>
            <text:p text:style-name="P10"><text:span text:style-name="T6">Stitch quality monitoring system for sewing machines - 1996</text:span></text:p>
            <text:p text:style-name="P11"><text:span text:style-name="T7">By </text:span><text:span text:style-name="T8"><text:a xlink:href="https://patents.google.com/?inventor=Robert+N.+Cox" xlink:type="simple">Robert N. Cox</text:a></text:span><text:span text:style-name="T7">, </text:span><text:span text:style-name="T8"><text:a xlink:href="https://patents.google.com/?inventor=Timothy+G.+Clapp" xlink:type="simple">Timothy G. Clapp</text:a></text:span><text:span text:style-name="T7">, </text:span><text:span text:style-name="T8"><text:a xlink:href="https://patents.google.com/?inventor=Kimberly+J.+Titus" xlink:type="simple">Kimberly J. Titus</text:a></text:span></text:p>
            <text:p text:style-name="P11"><text:span text:style-name="T9">Stitch quality monitoring system for use in combination with a sewing machine having one or more stitch threads and comprising sensor means for at least one of said one or more stitch threads for detecting thread motion during each sewing stitch cycle. Encoder means is operatively associated with the sewing machine for creating a predetermined constant number of sensor means sampling signals for each stitch cycle of the sewing machine, and circuit means is electrically connected to the sensor means and encoder means for detecting stitch defects during the formation of potentially defective stitches.</text:span></text:p>
            <text:p text:style-name="P11"><text:span text:style-name="T10">Stitch quality monitoring system - 2009 </text:span></text:p>
            <text:p text:style-name="P12"><text:span text:style-name="T11">By </text:span><text:span text:style-name="T8"><text:a xlink:href="https://patents.google.com/?inventor=Theodore+J.+Stokes" xlink:type="simple">Theodore J. Stokes</text:a></text:span><text:span text:style-name="T12">, </text:span><text:span text:style-name="T8"><text:a xlink:href="https://patents.google.com/?inventor=Matthew+Paul+Sherman" xlink:type="simple">Matthew Paul Sherman</text:a></text:span><text:span text:style-name="T12">, </text:span><text:span text:style-name="T8"><text:a xlink:href="https://patents.google.com/?inventor=Kenneth+Mark+Eubanks" xlink:type="simple">Kenneth Mark Eubanks</text:a></text:span><text:span text:style-name="T12">, </text:span><text:span text:style-name="T8"><text:a xlink:href="https://patents.google.com/?inventor=Paul+Truman+Statler" xlink:type="simple">Paul Truman Statler</text:a></text:span><text:span text:style-name="T12">, </text:span><text:span text:style-name="T8"><text:a xlink:href="https://patents.google.com/?inventor=Joseph+W.+Bauman" xlink:type="simple">Joseph W. Bauman</text:a></text:span></text:p>
            <text:p text:style-name="P12"><text:span text:style-name="T11">A stitcher is provided that includes a needle configured to place stitches in a fabric that is moved therethrough. The stitcher includes a sensor positioned below the fabric to monitor stitches placed in the fabric. A microcontroller is provided configured to receive data from the sensor and, based on such data, to compare one or more attributes of the monitored stitches with one or more predetermined parameters relating at least one attribute of the fabric. The predetermined parameter may be either hardcoded inn the microcontroller or input by a user of the stitcher prior to beginning operation of the machine. When the attributes of the monitored stitches fall outside of the predetermined parameters, the microcontroller initiates notification of the user.</text:span></text:p>
            <text:p text:style-name="P12"><text:span text:style-name="T7"/></text:p>
            <text:p text:style-name="P13"><text:span text:style-name="T9"/></text:p>
          </draw:text-box>
        </draw:frame>
        <presentation:notes draw:style-name="dp2">
          <draw:page-thumbnail draw:name="Google Shape;73;g4e52d35ab6_0_11:notes" draw:style-name="gr1" draw:layer="layout" svg:width="16.932cm" svg:height="9.524cm" svg:x="1.059cm" svg:y="1.905cm" draw:page-number="4" presentation:class="page"/>
          <draw:frame draw:name="Google Shape;74;g4e52d35ab6_0_11:notes" presentation:style-name="pr7"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roxima Nova" svg:font-family="'Proxima Nova'"/>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63d297"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3d29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63d29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MT3" style:family="text">
      <style:text-properties fo:font-variant="normal" fo:text-transform="none" fo:color="#202729"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2.563cm" svg:height="4.412cm" svg:x="1.418cm" svg:y="3.493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19;p4" draw:style-name="Mgr4"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59cm" svg:x="0.866cm" svg:y="1.236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01-25T10:45:55.545682027</dc:date>
    <meta:editing-duration>PT5H16M28S</meta:editing-duration>
    <meta:editing-cycles>1</meta:editing-cycles>
    <meta:document-statistic meta:object-count="45"/>
  </office:meta>
</office:document-meta>
</file>